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  <style:text-properties officeooo:rsid="000aa79e" officeooo:paragraph-rsid="000aa79e"/>
    </style:style>
    <style:style style:name="P2" style:family="paragraph" style:parent-style-name="Heading_20_1">
      <style:text-properties officeooo:rsid="000de3a9" officeooo:paragraph-rsid="000de3a9"/>
    </style:style>
    <style:style style:name="P3" style:family="paragraph" style:parent-style-name="Text_20_body" style:list-style-name="L1">
      <style:paragraph-properties fo:line-height="100%" fo:text-align="start" style:justify-single-word="false"/>
      <style:text-properties officeooo:rsid="000a9807" officeooo:paragraph-rsid="000a9807"/>
    </style:style>
    <style:style style:name="P4" style:family="paragraph" style:parent-style-name="Text_20_body" style:list-style-name="L1">
      <style:paragraph-properties fo:line-height="100%" fo:text-align="start" style:justify-single-word="false"/>
      <style:text-properties officeooo:rsid="000aa79e" officeooo:paragraph-rsid="000aa79e"/>
    </style:style>
    <style:style style:name="P5" style:family="paragraph" style:parent-style-name="Text_20_body" style:list-style-name="L2">
      <style:paragraph-properties fo:line-height="100%"/>
      <style:text-properties officeooo:rsid="000aa79e" officeooo:paragraph-rsid="000aa79e"/>
    </style:style>
    <style:style style:name="P6" style:family="paragraph" style:parent-style-name="Text_20_body" style:list-style-name="L2">
      <style:paragraph-properties fo:line-height="100%"/>
      <style:text-properties officeooo:rsid="000ae7fb" officeooo:paragraph-rsid="000ae7fb"/>
    </style:style>
    <style:style style:name="P7" style:family="paragraph" style:parent-style-name="Text_20_body" style:list-style-name="L2">
      <style:paragraph-properties fo:line-height="100%"/>
      <style:text-properties officeooo:rsid="000bf05c" officeooo:paragraph-rsid="000bf05c"/>
    </style:style>
    <style:style style:name="P8" style:family="paragraph" style:parent-style-name="Text_20_body" style:list-style-name="L3">
      <style:paragraph-properties fo:line-height="100%"/>
      <style:text-properties officeooo:rsid="000f0ac6" officeooo:paragraph-rsid="000f0ac6"/>
    </style:style>
    <style:style style:name="P9" style:family="paragraph" style:parent-style-name="Text_20_body" style:list-style-name="L3">
      <style:paragraph-properties fo:line-height="100%"/>
      <style:text-properties officeooo:rsid="000f0ac6" officeooo:paragraph-rsid="000f785b"/>
    </style:style>
    <style:style style:name="P10" style:family="paragraph" style:parent-style-name="Text_20_body" style:list-style-name="L3">
      <style:paragraph-properties fo:line-height="100%"/>
      <style:text-properties officeooo:rsid="000f30f9" officeooo:paragraph-rsid="000f30f9"/>
    </style:style>
    <style:style style:name="P11" style:family="paragraph" style:parent-style-name="Title">
      <style:paragraph-properties fo:line-height="100%"/>
      <style:text-properties officeooo:rsid="000a9807" officeooo:paragraph-rsid="000a9807"/>
    </style:style>
    <style:style style:name="T1" style:family="text">
      <style:text-properties officeooo:rsid="000ae7fb"/>
    </style:style>
    <style:style style:name="T2" style:family="text">
      <style:text-properties officeooo:rsid="000bf05c"/>
    </style:style>
    <style:style style:name="T3" style:family="text">
      <style:text-properties officeooo:rsid="000f785b"/>
    </style:style>
    <style:style style:name="T4" style:family="text">
      <style:text-properties officeooo:rsid="001167c9"/>
    </style:style>
    <style:style style:name="T5" style:family="text">
      <style:text-properties officeooo:rsid="001192fb"/>
    </style:style>
    <style:style style:name="T6" style:family="text">
      <style:text-properties officeooo:rsid="00140144"/>
    </style:style>
    <style:style style:name="T7" style:family="text">
      <style:text-properties officeooo:rsid="0014aae8"/>
    </style:style>
    <style:style style:name="T8" style:family="text">
      <style:text-properties officeooo:rsid="00155f07"/>
    </style:style>
    <style:style style:name="T9" style:family="text">
      <style:text-properties officeooo:rsid="00166a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&amp;D Term Study Sheet</text:p>
      <text:h text:style-name="P1" text:outline-level="1">Plato</text:h>
      <text:list xml:id="list423403039105111012" text:style-name="L1">
        <text:list-item>
          <text:p text:style-name="P3">Apology: Socratic dialogue that presents the speech of legal self-defense, which Socrates presented at his trial for impiety and corruption.</text:p>
        </text:list-item>
        <text:list-item>
          <text:p text:style-name="P3">Crito: A conversation between Socrates and his wealthy friend Crito regarding justice, injustice, and the appropriate response to injustice. Socrates refuses Crito’s offer to finance his escape from prison.</text:p>
        </text:list-item>
        <text:list-item>
          <text:p text:style-name="P3">Daimonion: Latin word for “god”, godlike”, “power”, “fate”.</text:p>
        </text:list-item>
        <text:list-item>
          <text:p text:style-name="P3">Delos: A small island sanctuary of Apollo.</text:p>
        </text:list-item>
        <text:list-item>
          <text:p text:style-name="P3">Delphi: The main sanctuary of Apollo.</text:p>
        </text:list-item>
        <text:list-item>
          <text:p text:style-name="P3">Euthyphro: A dialogue that occurs in the weeks before the Trial of Socrates, for which Socrates and Euthyphro attempt to establish a definitive meaning for the word piety.</text:p>
        </text:list-item>
        <text:list-item>
          <text:p text:style-name="P3">Hosios: ???.</text:p>
        </text:list-item>
        <text:list-item>
          <text:p text:style-name="P4">Miletus: <text:span text:style-name="T1">Prosecutor</text:span> in the trial of the execution of Socrates.</text:p>
        </text:list-item>
        <text:list-item>
          <text:p text:style-name="P4">Socrates: <text:span text:style-name="T1">Plato's</text:span> teacher, and philosopher.</text:p>
        </text:list-item>
      </text:list>
      <text:h text:style-name="P1" text:outline-level="1">Frederick Douglass</text:h>
      <text:list xml:id="list8973122762518032649" text:style-name="L2">
        <text:list-item>
          <text:p text:style-name="P5">Aunt Hester: Douglass’ aunt, who raises him.</text:p>
        </text:list-item>
        <text:list-item>
          <text:p text:style-name="P5">Austin Gore: Overseer who kills insubordinate slaves, and who is very good at his job. Evil.</text:p>
        </text:list-item>
        <text:list-item>
          <text:p text:style-name="P5">Baltimore: The city he first goes to and gets some freedom.</text:p>
        </text:list-item>
        <text:list-item>
          <text:p text:style-name="P5">Calking: His job filling seams in ships.</text:p>
        </text:list-item>
        <text:list-item>
          <text:p text:style-name="P5">Captain Anthony: First master, <text:span text:style-name="T1">possibly</text:span> his father, had three children.</text:p>
        </text:list-item>
        <text:list-item>
          <text:p text:style-name="P5"><text:span text:style-name="T1">Captain</text:span> Thomas Auld: <text:span text:style-name="T1">Inherited Douglass, and was a hypocritical and cruel master, and lend Douglass out to Covey.</text:span></text:p>
        </text:list-item>
        <text:list-item>
          <text:p text:style-name="P6">Chesapeake Bay: The bay which he eventually attempts escape, and sign of freedom.</text:p>
        </text:list-item>
        <text:list-item>
          <text:p text:style-name="P6">Colonel Lloyd: Richest slave holder, owned hundreds of slaves.</text:p>
        </text:list-item>
        <text:list-item>
          <text:p text:style-name="P6">Demby: The slave Gore shot in the river.</text:p>
        </text:list-item>
        <text:list-item>
          <text:p text:style-name="P6">Edward Covey: A poor slave owner, who breaks slaves, he is sneaky and cruel.</text:p>
        </text:list-item>
        <text:list-item>
          <text:p text:style-name="P6">Frederick Bailey: Frederick Douglass’ original name.</text:p>
        </text:list-item>
        <text:list-item>
          <text:p text:style-name="P6">Frederick Douglass: The main guy.</text:p>
        </text:list-item>
        <text:list-item>
          <text:p text:style-name="P6">Great House Farm: The central farm for Colonel Lloyd.</text:p>
        </text:list-item>
        <text:list-item>
          <text:p text:style-name="P6">Harriet Bailey: Douglass’ mother.</text:p>
        </text:list-item>
        <text:list-item>
          <text:p text:style-name="P6">Hugh Auld: A ship-builder, who exploited Douglass as a day worker, he though a knowledgeable slave was a dangerous one.</text:p>
        </text:list-item>
        <text:list-item>
          <text:p text:style-name="P6">Irony: Its a thing, look it up.</text:p>
        </text:list-item>
        <text:list-item>
          <text:p text:style-name="P6">New Bedford: A place where Douglass went after he escaped, and discovered the anti-slavery world.</text:p>
        </text:list-item>
        <text:list-item>
          <text:p text:style-name="P6">Sophia Auld: Wife of Huge, was at first very kind, but owning slaves corrupted her.</text:p>
        </text:list-item>
        <text:list-item>
          <text:p text:style-name="P6">The “wild songs”: <text:span text:style-name="T2">Songs the slaves would sing to trick themselves out of their misery.</text:span></text:p>
        </text:list-item>
        <text:list-item>
          <text:p text:style-name="P7">Thomas Lanman: Thought the country would be better without slaves.</text:p>
        </text:list-item>
        <text:list-item>
          <text:p text:style-name="P7">Wendell Philips: A large supporter of the abolitionist movement.</text:p>
        </text:list-item>
        <text:list-item>
          <text:p text:style-name="P7">William Freeland: One of Douglass’ slave owners, who was not a good slave owner.</text:p>
        </text:list-item>
        <text:list-item>
          <text:p text:style-name="P7"><text:soft-page-break/>William Lloyd Garrison: Leading abolitionist in the north, and Douglass’ patron, did not support armed resistance.</text:p>
        </text:list-item>
      </text:list>
      <text:h text:style-name="P2" text:outline-level="1">Virgil</text:h>
      <text:list xml:id="list8038293592992723568" text:style-name="L3">
        <text:list-item>
          <text:p text:style-name="P8">Acheron:</text:p>
        </text:list-item>
        <text:list-item>
          <text:p text:style-name="P8">Actium:</text:p>
        </text:list-item>
        <text:list-item>
          <text:p text:style-name="P8">Aeneas: <text:span text:style-name="T3">The main guy.</text:span></text:p>
        </text:list-item>
        <text:list-item>
          <text:p text:style-name="P8">Aeolus: <text:span text:style-name="T4">God of the winds, enlisted to aid Juno.</text:span></text:p>
        </text:list-item>
        <text:list-item>
          <text:p text:style-name="P8">Allecto: <text:span text:style-name="T4">One of furies sent by Juno to incite war.</text:span></text:p>
        </text:list-item>
        <text:list-item>
          <text:p text:style-name="P8">Amata: <text:span text:style-name="T3">Wife of Latinus, but opposed Aeneas.</text:span></text:p>
        </text:list-item>
        <text:list-item>
          <text:p text:style-name="P8">Anchises: <text:span text:style-name="T3">Aeneas’ father.</text:span></text:p>
        </text:list-item>
        <text:list-item>
          <text:p text:style-name="P8">Anna:</text:p>
        </text:list-item>
        <text:list-item>
          <text:p text:style-name="P8">Antony:</text:p>
        </text:list-item>
        <text:list-item>
          <text:p text:style-name="P9">Ascanius: <text:span text:style-name="T3">Aeneas’ son.</text:span></text:p>
        </text:list-item>
        <text:list-item>
          <text:p text:style-name="P8">Beroe:</text:p>
        </text:list-item>
        <text:list-item>
          <text:p text:style-name="P8">Burning of the ships:</text:p>
        </text:list-item>
        <text:list-item>
          <text:p text:style-name="P8">Cacus:</text:p>
        </text:list-item>
        <text:list-item>
          <text:p text:style-name="P8">Caear Augustus:</text:p>
        </text:list-item>
        <text:list-item>
          <text:p text:style-name="P8">Caieta:</text:p>
        </text:list-item>
        <text:list-item>
          <text:p text:style-name="P8">Calybe:</text:p>
        </text:list-item>
        <text:list-item>
          <text:p text:style-name="P8">Camilla: <text:span text:style-name="T3">Leader of the warrior maidens.</text:span></text:p>
        </text:list-item>
        <text:list-item>
          <text:p text:style-name="P8">Carthage:</text:p>
        </text:list-item>
        <text:list-item>
          <text:p text:style-name="P8">Celaeno:</text:p>
        </text:list-item>
        <text:list-item>
          <text:p text:style-name="P8">Cerverus:</text:p>
        </text:list-item>
        <text:list-item>
          <text:p text:style-name="P8">Charon:</text:p>
        </text:list-item>
        <text:list-item>
          <text:p text:style-name="P8">Crete: <text:span text:style-name="T8">Home of the founder of Troy, first place they head.</text:span></text:p>
        </text:list-item>
        <text:list-item>
          <text:p text:style-name="P8">Creusa: <text:span text:style-name="T3">Aeneas’ wife at Troy, and dies.</text:span></text:p>
        </text:list-item>
        <text:list-item>
          <text:p text:style-name="P8">Cumae:</text:p>
        </text:list-item>
        <text:list-item>
          <text:p text:style-name="P8">Deiphobus:</text:p>
        </text:list-item>
        <text:list-item>
          <text:p text:style-name="P8">Diana:</text:p>
        </text:list-item>
        <text:list-item>
          <text:p text:style-name="P8">Dido: <text:span text:style-name="T3">The queen of Carthage, commits suicide when Aeneas leaves.</text:span></text:p>
        </text:list-item>
        <text:list-item>
          <text:p text:style-name="P8">Diomedes:</text:p>
        </text:list-item>
        <text:list-item>
          <text:p text:style-name="P8">Elysium:</text:p>
        </text:list-item>
        <text:list-item>
          <text:p text:style-name="P8">Etruscans:</text:p>
        </text:list-item>
        <text:list-item>
          <text:p text:style-name="P8">Euryalus:</text:p>
        </text:list-item>
        <text:list-item>
          <text:p text:style-name="P8">Evander: <text:span text:style-name="T3">King of a region, and father of Pallas, enemy of the Latins, and friend of Aeneas.</text:span></text:p>
        </text:list-item>
        <text:list-item>
          <text:p text:style-name="P8">Exemplum:</text:p>
        </text:list-item>
        <text:list-item>
          <text:p text:style-name="P8">Fatum: <text:span text:style-name="T7">fate</text:span></text:p>
        </text:list-item>
        <text:list-item>
          <text:p text:style-name="P8">Fortuna: <text:span text:style-name="T7">fate/fortune</text:span></text:p>
        </text:list-item>
        <text:list-item>
          <text:p text:style-name="P8">Funeral games: <text:span text:style-name="T9">Games in celebration of Anchises’ death.</text:span></text:p>
        </text:list-item>
        <text:list-item>
          <text:p text:style-name="P8">Furor: <text:span text:style-name="T7">fury</text:span></text:p>
        </text:list-item>
        <text:list-item>
          <text:p text:style-name="P8">Gate of <text:span text:style-name="T9">H</text:span>orn:</text:p>
        </text:list-item>
        <text:list-item>
          <text:p text:style-name="P8">Gate of Ivory:</text:p>
        </text:list-item>
        <text:list-item>
          <text:p text:style-name="P8">Hades: <text:span text:style-name="T9">God of the underworld.</text:span></text:p>
        </text:list-item>
        <text:list-item>
          <text:p text:style-name="P8">Hector: <text:span text:style-name="T4">Greatest Trojan warrior, killed at troy.</text:span></text:p>
        </text:list-item>
        <text:list-item>
          <text:p text:style-name="P8">Helen: <text:span text:style-name="T6">The most beautiful woman, abduction to Troy causes the Trojan war.</text:span></text:p>
        </text:list-item>
        <text:list-item>
          <text:p text:style-name="P8">Helenus:</text:p>
        </text:list-item>
        <text:list-item>
          <text:p text:style-name="P8">Hercules: <text:span text:style-name="T9">Greek Hero.</text:span></text:p>
        </text:list-item>
        <text:list-item>
          <text:p text:style-name="P8">Hesperia:</text:p>
        </text:list-item>
        <text:list-item>
          <text:p text:style-name="P8">Hospitium: <text:span text:style-name="T7">guest host relation</text:span></text:p>
        </text:list-item>
        <text:list-item>
          <text:p text:style-name="P8">Iarbus:</text:p>
        </text:list-item>
        <text:list-item>
          <text:p text:style-name="P8">Ilioupersis:</text:p>
        </text:list-item>
        <text:list-item>
          <text:p text:style-name="P8">Ilium:</text:p>
        </text:list-item>
        <text:list-item>
          <text:p text:style-name="P8">Ira: <text:span text:style-name="T7">wrath</text:span></text:p>
        </text:list-item>
        <text:list-item>
          <text:p text:style-name="P8">Iris:</text:p>
        </text:list-item>
        <text:list-item>
          <text:p text:style-name="P8"><text:soft-page-break/>Iulus:</text:p>
        </text:list-item>
        <text:list-item>
          <text:p text:style-name="P10">Jove: <text:span text:style-name="T4">Jupiter.</text:span></text:p>
        </text:list-item>
        <text:list-item>
          <text:p text:style-name="P10">Julius Caesar:</text:p>
        </text:list-item>
        <text:list-item>
          <text:p text:style-name="P10">Juno: <text:span text:style-name="T4">Queen of the gods, hates the Trojans.</text:span></text:p>
        </text:list-item>
        <text:list-item>
          <text:p text:style-name="P10">Jupiter: <text:span text:style-name="T4">King of the gods/Zeus.</text:span></text:p>
        </text:list-item>
        <text:list-item>
          <text:p text:style-name="P10">Juturna: <text:span text:style-name="T3">Turnus’ sister.</text:span></text:p>
        </text:list-item>
        <text:list-item>
          <text:p text:style-name="P10">Latinus: <text:span text:style-name="T3">King of the Latins, and helps Aeneas.</text:span></text:p>
        </text:list-item>
        <text:list-item>
          <text:p text:style-name="P10">Latium:</text:p>
        </text:list-item>
        <text:list-item>
          <text:p text:style-name="P10">Lausus:</text:p>
        </text:list-item>
        <text:list-item>
          <text:p text:style-name="P10">Lavinia: <text:span text:style-name="T3">Latinus’ daughter, cause of war between Turnus and Aeneas.</text:span></text:p>
        </text:list-item>
        <text:list-item>
          <text:p text:style-name="P10">Mars: <text:span text:style-name="T8">God of war.</text:span></text:p>
        </text:list-item>
        <text:list-item>
          <text:p text:style-name="P10">Massylina Pristess:</text:p>
        </text:list-item>
        <text:list-item>
          <text:p text:style-name="P10">Mercury: <text:span text:style-name="T4">The messenger god.</text:span></text:p>
        </text:list-item>
        <text:list-item>
          <text:p text:style-name="P10">Mezentius: <text:span text:style-name="T8">Scorner of gods.</text:span></text:p>
        </text:list-item>
        <text:list-item>
          <text:p text:style-name="P10">Minerva: <text:span text:style-name="T4">Goddess who protected the Greeks during the Trojan War.</text:span></text:p>
        </text:list-item>
        <text:list-item>
          <text:p text:style-name="P10">Muses:</text:p>
        </text:list-item>
        <text:list-item>
          <text:p text:style-name="P10">Neptune: <text:span text:style-name="T4">God of the sea, ally of Aeneas.</text:span></text:p>
        </text:list-item>
        <text:list-item>
          <text:p text:style-name="P10">Nisus:</text:p>
        </text:list-item>
        <text:list-item>
          <text:p text:style-name="P10">Palinurus:</text:p>
        </text:list-item>
        <text:list-item>
          <text:p text:style-name="P10">Pallanteum:</text:p>
        </text:list-item>
        <text:list-item>
          <text:p text:style-name="P10">Pallas: <text:span text:style-name="T3">Son of Evander, but killed by Turnus, Aeneas avenges his death.</text:span></text:p>
        </text:list-item>
        <text:list-item>
          <text:p text:style-name="P10">Paris: <text:span text:style-name="T5">Trojan prince that says Venus is more beautiful than Juno, causing all of Juno’s wrath.</text:span></text:p>
        </text:list-item>
        <text:list-item>
          <text:p text:style-name="P10">Pater: <text:span text:style-name="T7">father</text:span></text:p>
        </text:list-item>
        <text:list-item>
          <text:p text:style-name="P10">Pietas: <text:span text:style-name="T7">piety</text:span></text:p>
        </text:list-item>
        <text:list-item>
          <text:p text:style-name="P10">Polydorus:</text:p>
        </text:list-item>
        <text:list-item>
          <text:p text:style-name="P10">Priam:</text:p>
        </text:list-item>
        <text:list-item>
          <text:p text:style-name="P10">Pygmalion:</text:p>
        </text:list-item>
        <text:list-item>
          <text:p text:style-name="P10">Rutulians:</text:p>
        </text:list-item>
        <text:list-item>
          <text:p text:style-name="P10">Sack of Troy: <text:span text:style-name="T8">Trojan War.</text:span></text:p>
        </text:list-item>
        <text:list-item>
          <text:p text:style-name="P10">Sicily: <text:span text:style-name="T8">South of Italy.</text:span></text:p>
        </text:list-item>
        <text:list-item>
          <text:p text:style-name="P10">Simile: <text:span text:style-name="T8">Comparison between two things.</text:span></text:p>
        </text:list-item>
        <text:list-item>
          <text:p text:style-name="P10">Sinon: <text:span text:style-name="T3">Greek warrior, who tricks the Trojans with the wooden horse.</text:span></text:p>
        </text:list-item>
        <text:list-item>
          <text:p text:style-name="P10">Styx: <text:span text:style-name="T8">River separating Earth and the underworld.</text:span></text:p>
        </text:list-item>
        <text:list-item>
          <text:p text:style-name="P10">Supplicium: <text:span text:style-name="T7">execution</text:span></text:p>
        </text:list-item>
        <text:list-item>
          <text:p text:style-name="P10">Sychaeus:</text:p>
        </text:list-item>
        <text:list-item>
          <text:p text:style-name="P10">Tartarus: <text:span text:style-name="T8">Lowest reaches of the underworld</text:span></text:p>
        </text:list-item>
        <text:list-item>
          <text:p text:style-name="P10">The Golden Bough:</text:p>
        </text:list-item>
        <text:list-item>
          <text:p text:style-name="P10">The Sibyl:</text:p>
        </text:list-item>
        <text:list-item>
          <text:p text:style-name="P10">Thrace:</text:p>
        </text:list-item>
        <text:list-item>
          <text:p text:style-name="P10">Troy: <text:span text:style-name="T8">Origin city.</text:span></text:p>
        </text:list-item>
        <text:list-item>
          <text:p text:style-name="P10">Turnus: <text:span text:style-name="T3">Ruler of Italy, and major antagonist, fights war against the Trojans, and is an honorable soldier.</text:span></text:p>
        </text:list-item>
        <text:list-item>
          <text:p text:style-name="P10">Tyre:</text:p>
        </text:list-item>
        <text:list-item>
          <text:p text:style-name="P10">Venus: <text:span text:style-name="T4">God of love, and mother of Aeneas.</text:span></text:p>
        </text:list-item>
        <text:list-item>
          <text:p text:style-name="P10">Virgil: <text:span text:style-name="T8">Po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5:21:40.853558448</meta:creation-date>
    <dc:date>2016-10-16T16:46:01.295315585</dc:date>
    <meta:editing-duration>PT38M52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3" meta:paragraph-count="131" meta:word-count="871" meta:character-count="4811" meta:non-whitespace-character-count="4198"/>
  </office:meta>
</office:document-meta>
</file>